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/>
    <style:font-face style:name="Consolas1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.199cm" fo:margin-bottom="0.101cm" style:contextual-spacing="false" fo:text-align="center" style:justify-single-word="false" style:shadow="none"/>
      <style:text-properties officeooo:paragraph-rsid="003c46d4"/>
    </style:style>
    <style:style style:name="P2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fo:font-size="16pt" officeooo:paragraph-rsid="003c46d4" style:font-size-asian="16pt" style:font-size-complex="16pt"/>
    </style:style>
    <style:style style:name="P3" style:family="paragraph" style:parent-style-name="Subtitle">
      <style:paragraph-properties fo:margin-top="0.199cm" fo:margin-bottom="0.101cm" style:contextual-spacing="false" fo:text-align="center" style:justify-single-word="false" style:shadow="none"/>
      <style:text-properties officeooo:paragraph-rsid="0040fc4a"/>
    </style:style>
    <style:style style:name="P4" style:family="paragraph" style:parent-style-name="Standard">
      <style:paragraph-properties fo:padding="0.049cm" fo:border="0.06pt solid #000000" style:text-autospace="none"/>
      <style:text-properties officeooo:paragraph-rsid="00462497"/>
    </style:style>
    <style:style style:name="P5" style:family="paragraph" style:parent-style-name="Standard">
      <style:paragraph-properties fo:padding="0.049cm" fo:border="0.06pt solid #000000" style:text-autospace="none"/>
      <style:text-properties officeooo:paragraph-rsid="009439a1"/>
    </style:style>
    <style:style style:name="P6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462497" officeooo:paragraph-rsid="00462497" style:font-size-asian="10pt" style:font-weight-asian="bold" style:font-name-complex="Verdana" style:font-size-complex="10pt" style:font-weight-complex="bold"/>
    </style:style>
    <style:style style:name="P7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3e4cea" officeooo:paragraph-rsid="0099eb9e" style:font-size-asian="10pt" style:font-weight-asian="bold" style:font-name-complex="Verdana" style:font-size-complex="10pt" style:font-weight-complex="bold"/>
    </style:style>
    <style:style style:name="P8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3e4cea" officeooo:paragraph-rsid="009439a1" style:font-size-asian="10pt" style:font-weight-asian="bold" style:font-name-complex="Verdana" style:font-size-complex="10pt" style:font-weight-complex="bold"/>
    </style:style>
    <style:style style:name="P9" style:family="paragraph" style:parent-style-name="Standard">
      <style:paragraph-properties fo:padding="0.049cm" fo:border="0.06pt solid #000000" style:text-autospace="none"/>
      <style:text-properties fo:color="#000000" loext:opacity="100%" style:font-name="Verdana" fo:font-size="10pt" fo:language="en" fo:country="US" fo:font-weight="bold" officeooo:rsid="0099eb9e" officeooo:paragraph-rsid="0099eb9e" style:font-size-asian="10pt" style:font-weight-asian="bold" style:font-name-complex="Verdana" style:font-size-complex="10pt" style:font-weight-complex="bold"/>
    </style:style>
    <style:style style:name="P10" style:family="paragraph" style:parent-style-name="Standard">
      <style:paragraph-properties style:line-height-at-least="0.503cm" fo:padding="0.049cm" fo:border="0.06pt solid #000000"/>
      <style:text-properties fo:color="#000000" loext:opacity="100%" style:font-name="Verdana" fo:font-size="10pt" fo:language="en" fo:country="US" fo:font-weight="normal" officeooo:rsid="00919c1c" officeooo:paragraph-rsid="00a017c5" fo:background-color="#ffffff" style:font-size-asian="10pt" style:font-name-complex="Verdana" style:font-size-complex="10pt"/>
    </style:style>
    <style:style style:name="P11" style:family="paragraph" style:parent-style-name="Standard">
      <style:paragraph-properties style:line-height-at-least="0.503cm" fo:padding="0.049cm" fo:border="0.06pt solid #000000"/>
      <style:text-properties style:font-name="Arial1" officeooo:paragraph-rsid="00a017c5"/>
    </style:style>
    <style:style style:name="P12" style:family="paragraph" style:parent-style-name="Standard">
      <style:paragraph-properties fo:padding="0.049cm" fo:border="0.06pt solid #000000"/>
      <style:text-properties fo:color="#d4d4d4" loext:opacity="100%" style:font-name="Consolas" fo:font-size="10.5pt" fo:font-weight="normal" officeooo:rsid="003e4cea" officeooo:paragraph-rsid="00462497" fo:background-color="#ffffff"/>
    </style:style>
    <style:style style:name="P13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a017c5" fo:background-color="#ffffff"/>
    </style:style>
    <style:style style:name="P14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a4e256" fo:background-color="#ffffff"/>
    </style:style>
    <style:style style:name="P15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b27dac" fo:background-color="#ffffff"/>
    </style:style>
    <style:style style:name="P16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17" style:family="paragraph" style:parent-style-name="Text_20_body">
      <style:paragraph-properties fo:padding="0.049cm" fo:border="0.06pt solid #000000"/>
      <style:text-properties officeooo:rsid="003d8957" officeooo:paragraph-rsid="00ac7cc8"/>
    </style:style>
    <style:style style:name="P18" style:family="paragraph" style:parent-style-name="Text_20_body">
      <style:paragraph-properties fo:padding="0.049cm" fo:border="0.06pt solid #000000"/>
      <style:text-properties officeooo:paragraph-rsid="00ac7cc8"/>
    </style:style>
    <style:style style:name="P19" style:family="paragraph" style:parent-style-name="Text_20_body">
      <style:paragraph-properties fo:padding="0.049cm" fo:border="0.06pt solid #000000"/>
      <style:text-properties fo:color="#00a65d" loext:opacity="100%" officeooo:paragraph-rsid="003e4cea"/>
    </style:style>
    <style:style style:name="P20" style:family="paragraph" style:parent-style-name="Text_20_body">
      <style:paragraph-properties fo:padding="0.049cm" fo:border="0.06pt solid #000000"/>
      <style:text-properties fo:color="#00a65d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21" style:family="paragraph" style:parent-style-name="Text_20_body">
      <style:paragraph-properties fo:text-align="center" style:justify-single-word="false" fo:padding-left="0cm" fo:padding-right="0cm" fo:padding-top="0.035cm" fo:padding-bottom="0cm" fo:border-left="none" fo:border-right="none" fo:border-top="0.51pt solid #000000" fo:border-bottom="none"/>
      <style:text-properties fo:font-size="12pt" fo:font-weight="bold" officeooo:paragraph-rsid="003c46d4" style:font-size-asian="12pt" style:font-weight-asian="bold" style:font-size-complex="12pt" style:font-weight-complex="bold"/>
    </style:style>
    <style:style style:name="P22" style:family="paragraph" style:parent-style-name="Text_20_body">
      <style:text-properties officeooo:paragraph-rsid="00919c1c"/>
    </style:style>
    <style:style style:name="P23" style:family="paragraph" style:parent-style-name="Text_20_body">
      <style:text-properties officeooo:rsid="009d6603" officeooo:paragraph-rsid="009d6603"/>
    </style:style>
    <style:style style:name="P24" style:family="paragraph" style:parent-style-name="Text_20_body">
      <style:text-properties officeooo:rsid="009d6603" officeooo:paragraph-rsid="00919c1c"/>
    </style:style>
    <style:style style:name="P25" style:family="paragraph" style:parent-style-name="Text_20_body">
      <style:text-properties officeooo:rsid="009d6603" officeooo:paragraph-rsid="00a6d371" fo:background-color="transparent"/>
    </style:style>
    <style:style style:name="P26" style:family="paragraph" style:parent-style-name="Text_20_body">
      <style:text-properties fo:color="#ce181e" loext:opacity="100%" officeooo:rsid="00a6d371" officeooo:paragraph-rsid="00a6d371"/>
    </style:style>
    <style:style style:name="P27" style:family="paragraph" style:parent-style-name="Text_20_body">
      <style:paragraph-properties fo:margin-top="0cm" fo:margin-bottom="0cm" style:contextual-spacing="false"/>
      <style:text-properties officeooo:paragraph-rsid="00abe23e"/>
    </style:style>
    <style:style style:name="P28" style:family="paragraph" style:parent-style-name="Text_20_body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9fda3b" officeooo:paragraph-rsid="00a8fd5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29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8fd5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0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a323d0" officeooo:paragraph-rsid="00a8fd52" fo:background-color="#ffff0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1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normal" fo:font-weight="normal" officeooo:rsid="009fda3b" officeooo:paragraph-rsid="00a8fd52" fo:background-color="#ffff0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2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0.06pt solid #000000"/>
      <style:text-properties style:font-name="Liberation Serif" fo:font-size="12pt" fo:language="en" fo:country="US" fo:font-style="italic" fo:font-weight="normal" officeooo:rsid="00a16316" officeooo:paragraph-rsid="00a8fd52" style:font-name-asian="Microsoft YaHei" style:font-size-asian="12pt" style:font-style-asian="italic" style:font-weight-asian="normal" style:font-name-complex="Mangal" style:font-size-complex="12pt" style:font-style-complex="italic" style:font-weight-complex="normal"/>
    </style:style>
    <style:style style:name="P33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fo:background-color="transparent" fo:padding="0.049cm" fo:border="none" style:shadow="none"/>
      <style:text-properties style:font-name="Liberation Serif" fo:font-size="12pt" fo:language="en" fo:country="US" fo:font-style="normal" fo:font-weight="normal" officeooo:rsid="00a16316" officeooo:paragraph-rsid="00b0bf85" fo:background-color="transparent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4" style:family="paragraph" style:parent-style-name="Text_20_body" style:master-page-name="">
      <loext:graphic-properties draw:fill="none"/>
      <style:paragraph-properties fo:margin-left="1.101cm" fo:margin-right="0cm" fo:margin-top="0cm" fo:margin-bottom="0cm" style:contextual-spacing="false" fo:line-height="120%" fo:text-indent="0cm" style:auto-text-indent="false" style:page-number="auto" fo:background-color="transparent" fo:padding="0.049cm" fo:border="0.06pt solid #000000"/>
      <style:text-properties style:font-name="Liberation Serif" fo:font-size="12pt" fo:language="en" fo:country="US" fo:font-style="normal" fo:font-weight="normal" officeooo:rsid="00afac92" officeooo:paragraph-rsid="00a8fd5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35" style:family="paragraph" style:parent-style-name="Title" style:master-page-name="Standard">
      <style:paragraph-properties fo:margin-top="0.199cm" fo:margin-bottom="0.101cm" style:contextual-spacing="false" style:page-number="auto" fo:break-before="page" style:shadow="none"/>
      <style:text-properties fo:font-size="20pt" officeooo:rsid="00504d62" officeooo:paragraph-rsid="003c46d4" style:font-size-asian="20pt" style:font-size-complex="20pt"/>
    </style:style>
    <style:style style:name="P36" style:family="paragraph" style:parent-style-name="Heading_20_1">
      <style:text-properties style:font-name="Liberation Sans" fo:font-size="18.2000007629395pt" fo:font-weight="bold" officeooo:rsid="009d6603" officeooo:paragraph-rsid="009d6603" style:font-name-asian="Microsoft YaHei" style:font-size-asian="18.2000007629395pt" style:font-weight-asian="bold" style:font-name-complex="Mangal" style:font-size-complex="18.2000007629395pt" style:font-weight-complex="bold"/>
    </style:style>
    <style:style style:name="P37" style:family="paragraph" style:parent-style-name="Heading_20_2">
      <style:paragraph-properties fo:line-height="150%"/>
      <style:text-properties officeooo:paragraph-rsid="00934c0b"/>
    </style:style>
    <style:style style:name="P38" style:family="paragraph" style:parent-style-name="Heading_20_2">
      <style:text-properties officeooo:paragraph-rsid="00919c1c"/>
    </style:style>
    <style:style style:name="P39" style:family="paragraph" style:parent-style-name="Heading_20_2" style:list-style-name="">
      <style:paragraph-properties fo:margin-top="0cm" fo:margin-bottom="0cm" style:contextual-spacing="false"/>
      <style:text-properties fo:font-variant="normal" fo:text-transform="none" fo:color="#353833" loext:opacity="100%" style:text-line-through-style="none" style:text-line-through-type="none" style:font-name="Liberation Sans" fo:font-size="16.1000003814697pt" fo:letter-spacing="normal" fo:language="en" fo:country="US" fo:font-style="normal" style:text-underline-style="none" fo:font-weight="bold" officeooo:paragraph-rsid="00abe23e" style:text-blinking="false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P40" style:family="paragraph" style:parent-style-name="Heading_20_2">
      <style:paragraph-properties fo:margin-top="0cm" fo:margin-bottom="0cm" style:contextual-spacing="false"/>
      <style:text-properties fo:font-variant="normal" fo:text-transform="none" fo:color="#353833" loext:opacity="100%" style:text-line-through-style="none" style:text-line-through-type="none" style:font-name="Liberation Sans" fo:font-size="16.1000003814697pt" fo:letter-spacing="normal" fo:language="en" fo:country="US" fo:font-style="normal" style:text-underline-style="none" fo:font-weight="bold" officeooo:paragraph-rsid="00abe23e" style:text-blinking="false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P41" style:family="paragraph" style:parent-style-name="Standard" style:list-style-name="L1">
      <style:paragraph-properties fo:margin-top="0cm" fo:margin-bottom="0cm" style:contextual-spacing="false"/>
      <style:text-properties style:font-name="Liberation Serif" fo:font-size="12pt" fo:language="en" fo:country="US" fo:font-style="normal" fo:font-weight="normal" officeooo:rsid="00a8fd52" officeooo:paragraph-rsid="00a8fd5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42" style:family="paragraph" style:parent-style-name="Standard" style:list-style-name="L1">
      <style:paragraph-properties fo:margin-top="0cm" fo:margin-bottom="0cm" style:contextual-spacing="false"/>
      <style:text-properties officeooo:paragraph-rsid="00a8fd52"/>
    </style:style>
    <style:style style:name="P43" style:family="paragraph" style:parent-style-name="Standard">
      <style:paragraph-properties fo:padding="0.049cm" fo:border="0.06pt solid #000000"/>
      <style:text-properties fo:color="#d4d4d4" loext:opacity="100%" style:font-name="Consolas" fo:font-size="10.5pt" fo:font-weight="normal" officeooo:rsid="003e4cea" officeooo:paragraph-rsid="00b70c92" fo:background-color="#ffffff"/>
    </style:style>
    <style:style style:name="P44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a017c5" fo:background-color="#ffffff"/>
    </style:style>
    <style:style style:name="P45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a4e256" fo:background-color="#ffffff"/>
    </style:style>
    <style:style style:name="P46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3e4cea" officeooo:paragraph-rsid="00b70c92" fo:background-color="#ffffff"/>
    </style:style>
    <style:style style:name="P47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paragraph-rsid="00b70c92" fo:background-color="#ffffff"/>
    </style:style>
    <style:style style:name="P48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" fo:font-size="10.5pt" fo:font-weight="normal" officeooo:rsid="00b70c92" officeooo:paragraph-rsid="00b70c92" fo:background-color="#ffffff" style:font-weight-asian="normal" style:font-weight-complex="normal"/>
    </style:style>
    <style:style style:name="P49" style:family="paragraph" style:parent-style-name="Standard">
      <style:paragraph-properties style:line-height-at-least="0.503cm" fo:padding="0.049cm" fo:border="0.06pt solid #000000"/>
      <style:text-properties fo:color="#d4d4d4" loext:opacity="100%" style:font-name="Consolas1" fo:font-size="10.5pt" fo:font-weight="normal" officeooo:rsid="00baa603" officeooo:paragraph-rsid="00b70c92" fo:background-color="#ffffff" style:font-size-asian="10.5pt" style:font-size-complex="10.5pt"/>
    </style:style>
    <style:style style:name="P50" style:family="paragraph" style:parent-style-name="Standard">
      <style:paragraph-properties style:line-height-at-least="0.503cm" fo:padding="0.049cm" fo:border="0.06pt solid #000000"/>
      <style:text-properties fo:color="#000000" loext:opacity="100%" style:font-name="Verdana" fo:font-size="10pt" fo:language="en" fo:country="US" fo:font-weight="normal" officeooo:rsid="00919c1c" officeooo:paragraph-rsid="00b70c92" fo:background-color="#ffffff" style:font-size-asian="10pt" style:font-name-complex="Verdana" style:font-size-complex="10pt"/>
    </style:style>
    <style:style style:name="P51" style:family="paragraph" style:parent-style-name="Standard">
      <style:paragraph-properties style:line-height-at-least="0.503cm" fo:padding="0.049cm" fo:border="0.06pt solid #000000"/>
      <style:text-properties fo:color="#000000" loext:opacity="100%" style:font-name="Verdana" fo:font-size="10pt" fo:language="en" fo:country="US" fo:font-weight="normal" officeooo:rsid="00b70c92" officeooo:paragraph-rsid="00b70c92" fo:background-color="#ffffff" style:font-size-asian="10pt" style:font-name-complex="Verdana" style:font-size-complex="10pt"/>
    </style:style>
    <style:style style:name="P52" style:family="paragraph" style:parent-style-name="Standard">
      <style:paragraph-properties style:line-height-at-least="0.503cm" fo:padding="0.049cm" fo:border="0.06pt solid #000000"/>
      <style:text-properties fo:color="#000000" loext:opacity="100%" style:font-name="Consolas1" fo:font-size="10.5pt" fo:language="en" fo:country="US" fo:font-weight="normal" officeooo:rsid="00919c1c" officeooo:paragraph-rsid="00a017c5" fo:background-color="#ffffff" style:font-size-asian="10.5pt" style:font-name-complex="Verdana" style:font-size-complex="10.5pt"/>
    </style:style>
    <style:style style:name="P53" style:family="paragraph" style:parent-style-name="Standard">
      <style:paragraph-properties style:line-height-at-least="0.503cm" fo:padding="0.049cm" fo:border="0.06pt solid #000000"/>
      <style:text-properties fo:color="#000000" loext:opacity="100%" style:font-name="Consolas" fo:font-size="10.5pt" fo:font-weight="normal" officeooo:rsid="00a1ee74" officeooo:paragraph-rsid="00a1ee74" fo:background-color="#ffffff"/>
    </style:style>
    <style:style style:name="P54" style:family="paragraph" style:parent-style-name="Standard">
      <style:paragraph-properties style:line-height-at-least="0.503cm" fo:padding="0.049cm" fo:border="0.06pt solid #000000"/>
      <style:text-properties fo:font-weight="normal" officeooo:paragraph-rsid="00b70c92" style:font-weight-asian="normal" style:font-weight-complex="normal"/>
    </style:style>
    <style:style style:name="P55" style:family="paragraph" style:parent-style-name="Standard">
      <style:paragraph-properties style:line-height-at-least="0.503cm" fo:padding="0.049cm" fo:border="0.06pt solid #000000"/>
      <style:text-properties fo:font-weight="normal" officeooo:rsid="00b70c92" officeooo:paragraph-rsid="00b70c92" style:font-weight-asian="normal" style:font-weight-complex="normal"/>
    </style:style>
    <style:style style:name="P56" style:family="paragraph" style:parent-style-name="Text_20_body" style:list-style-name="WW8Num1">
      <style:paragraph-properties fo:margin-top="0cm" fo:margin-bottom="0cm" style:contextual-spacing="false" fo:line-height="150%"/>
      <style:text-properties officeooo:paragraph-rsid="00953d00"/>
    </style:style>
    <style:style style:name="P57" style:family="paragraph" style:parent-style-name="Text_20_body" style:list-style-name="L1" style:master-page-name="">
      <loext:graphic-properties draw:fill="none"/>
      <style:paragraph-properties fo:margin-top="0cm" fo:margin-bottom="0cm" style:contextual-spacing="false" fo:line-height="120%" style:page-number="auto" fo:background-color="transparent" fo:padding="0.049cm" fo:border="none" style:shadow="none"/>
      <style:text-properties style:font-name="Liberation Serif" fo:font-size="12pt" fo:language="en" fo:country="US" fo:font-style="normal" fo:font-weight="normal" officeooo:rsid="00a8fd52" officeooo:paragraph-rsid="00afac9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8" style:family="paragraph" style:parent-style-name="Text_20_body" style:list-style-name="L1" style:master-page-name="">
      <loext:graphic-properties draw:fill="none"/>
      <style:paragraph-properties fo:margin-left="0.3cm" fo:margin-right="0cm" fo:margin-top="0cm" fo:margin-bottom="0cm" style:contextual-spacing="false" fo:line-height="120%" fo:text-indent="0cm" style:auto-text-indent="false" style:page-number="auto" fo:background-color="transparent" fo:padding="0.049cm" fo:border="none" style:shadow="none"/>
      <style:text-properties style:font-name="Liberation Serif" fo:font-size="12pt" fo:language="en" fo:country="US" fo:font-style="normal" fo:font-weight="normal" officeooo:rsid="00a16316" officeooo:paragraph-rsid="00afac9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P59" style:family="paragraph" style:parent-style-name="Text_20_body">
      <style:paragraph-properties fo:padding="0.049cm" fo:border="0.06pt solid #000000"/>
      <style:text-properties fo:color="#000000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60" style:family="paragraph" style:parent-style-name="Text_20_body">
      <style:paragraph-properties fo:padding="0.049cm" fo:border="0.06pt solid #000000"/>
      <style:text-properties style:font-name="Arial1" officeooo:paragraph-rsid="003e4cea"/>
    </style:style>
    <style:style style:name="P61" style:family="paragraph" style:parent-style-name="Text_20_body">
      <style:paragraph-properties fo:padding="0.049cm" fo:border="0.06pt solid #000000"/>
      <style:text-properties style:font-name="Arial1" officeooo:rsid="00b70c92" officeooo:paragraph-rsid="00b70c92"/>
    </style:style>
    <style:style style:name="P62" style:family="paragraph" style:parent-style-name="Text_20_body">
      <style:paragraph-properties fo:padding="0.049cm" fo:border="0.06pt solid #000000"/>
      <style:text-properties style:font-name="Arial1" officeooo:rsid="00b70c92" officeooo:paragraph-rsid="00b9d390"/>
    </style:style>
    <style:style style:name="P63" style:family="paragraph" style:parent-style-name="Text_20_body">
      <style:paragraph-properties fo:padding="0.049cm" fo:border="0.06pt solid #000000"/>
      <style:text-properties style:font-name="Verdana" officeooo:paragraph-rsid="003e4cea"/>
    </style:style>
    <style:style style:name="P64" style:family="paragraph" style:parent-style-name="Text_20_body">
      <style:paragraph-properties fo:padding="0.049cm" fo:border="0.06pt solid #000000"/>
      <style:text-properties fo:color="#00a65d" loext:opacity="100%" style:font-name="Verdana" fo:font-size="10pt" fo:language="en" fo:country="US" officeooo:rsid="00462497" officeooo:paragraph-rsid="003e4cea" style:font-size-asian="10pt" style:font-name-complex="Verdana" style:font-size-complex="10pt"/>
    </style:style>
    <style:style style:name="P65" style:family="paragraph" style:parent-style-name="Text_20_body">
      <style:paragraph-properties style:line-height-at-least="0.503cm" fo:padding="0.049cm" fo:border="0.06pt solid #000000"/>
      <style:text-properties fo:color="#d4d4d4" loext:opacity="100%" style:font-name="Arial1" fo:font-size="10.5pt" fo:font-weight="normal" officeooo:rsid="003e4cea" officeooo:paragraph-rsid="00b70c92" fo:background-color="#ffffff"/>
    </style:style>
    <style:style style:name="P66" style:family="paragraph" style:parent-style-name="Text_20_body">
      <style:paragraph-properties fo:padding="0.049cm" fo:border="0.06pt solid #000000"/>
      <style:text-properties style:font-name="Consolas1" fo:font-size="10.5pt" officeooo:rsid="00baa603" officeooo:paragraph-rsid="00b70c92" style:font-size-asian="10.5pt" style:font-size-complex="10.5pt"/>
    </style:style>
    <style:style style:name="P67" style:family="paragraph" style:parent-style-name="Text_20_body">
      <style:paragraph-properties fo:padding="0.049cm" fo:border="0.06pt solid #000000"/>
      <style:text-properties style:font-name="Consolas1" fo:font-size="10.5pt" officeooo:paragraph-rsid="00b70c92" style:font-size-asian="10.5pt" style:font-size-complex="10.5pt"/>
    </style:style>
    <style:style style:name="P68" style:family="paragraph" style:parent-style-name="Text_20_body">
      <style:paragraph-properties fo:padding="0.049cm" fo:border="0.06pt solid #000000"/>
      <style:text-properties style:font-name="Consolas1" fo:font-size="10.5pt" officeooo:rsid="00b70c92" officeooo:paragraph-rsid="00b70c92" style:font-size-asian="10.5pt" style:font-size-complex="10.5pt"/>
    </style:style>
    <style:style style:name="P69" style:family="paragraph" style:parent-style-name="Text_20_body">
      <style:paragraph-properties fo:padding="0.049cm" fo:border="0.06pt solid #000000"/>
      <style:text-properties officeooo:paragraph-rsid="00ac7cc8"/>
    </style:style>
    <style:style style:name="T1" style:family="text">
      <style:text-properties fo:font-size="14pt" officeooo:rsid="0071e2ff" style:font-size-asian="14pt" style:font-size-complex="14pt"/>
    </style:style>
    <style:style style:name="T2" style:family="text">
      <style:text-properties fo:font-size="14pt" officeooo:rsid="00aa4a7f" style:font-size-asian="14pt" style:font-size-complex="14pt"/>
    </style:style>
    <style:style style:name="T3" style:family="text">
      <style:text-properties fo:font-size="14pt" officeooo:rsid="00b521fa" style:font-size-asian="14pt" style:font-size-complex="14pt"/>
    </style:style>
    <style:style style:name="T4" style:family="text">
      <style:text-properties style:font-name="Liberation Serif" fo:font-size="12pt" fo:font-style="normal" fo:font-weight="bold" officeooo:rsid="00150c7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5" style:family="text">
      <style:text-properties style:font-name="Liberation Serif" fo:font-size="12pt" fo:font-style="normal" fo:font-weight="bold" officeooo:rsid="0038759f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T6" style:family="text">
      <style:text-properties style:font-name="Liberation Serif" fo:font-size="12pt" fo:language="en" fo:country="US" fo:font-style="normal" fo:font-weight="normal" officeooo:rsid="00a8fd52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7" style:family="text">
      <style:text-properties style:font-name="Liberation Serif" fo:font-size="12pt" fo:language="en" fo:country="US" fo:font-style="normal" fo:font-weight="normal" officeooo:rsid="00aaa151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8" style:family="text">
      <style:text-properties style:font-name="Liberation Serif" fo:font-size="12pt" fo:language="en" fo:country="US" fo:font-style="normal" fo:font-weight="normal" officeooo:rsid="00ab3b9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9" style:family="text">
      <style:text-properties style:font-name="Liberation Serif" fo:font-size="12pt" fo:language="en" fo:country="US" fo:font-style="normal" fo:font-weight="normal" officeooo:rsid="00ae5f70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10" style:family="text">
      <style:text-properties style:font-name="Liberation Serif" fo:font-size="14pt" fo:font-style="normal" fo:font-weight="bold" officeooo:rsid="003550f6" style:font-name-asian="Microsoft YaHei" style:font-size-asian="14pt" style:font-style-asian="normal" style:font-weight-asian="bold" style:font-name-complex="Mangal" style:font-size-complex="14pt" style:font-style-complex="normal" style:font-weight-complex="bold"/>
    </style:style>
    <style:style style:name="T11" style:family="text">
      <style:text-properties fo:font-size="16pt" officeooo:rsid="0052def0" style:font-size-asian="16pt" style:font-size-complex="16pt"/>
    </style:style>
    <style:style style:name="T12" style:family="text">
      <style:text-properties fo:font-size="16pt" officeooo:rsid="0071e2ff" style:font-size-asian="16pt" style:font-size-complex="16pt"/>
    </style:style>
    <style:style style:name="T13" style:family="text">
      <style:text-properties fo:font-size="16pt" officeooo:rsid="003c46d4" style:font-size-asian="16pt" style:font-size-complex="16pt"/>
    </style:style>
    <style:style style:name="T14" style:family="text">
      <style:text-properties fo:font-size="16pt" officeooo:rsid="0088c941" style:font-size-asian="16pt" style:font-size-complex="16pt"/>
    </style:style>
    <style:style style:name="T15" style:family="text">
      <style:text-properties fo:font-size="16pt" officeooo:rsid="00abe23e" style:font-size-asian="16pt" style:font-size-complex="16pt"/>
    </style:style>
    <style:style style:name="T16" style:family="text">
      <style:text-properties fo:font-size="16pt" officeooo:rsid="00af5c1c" style:font-size-asian="16pt" style:font-size-complex="16pt"/>
    </style:style>
    <style:style style:name="T17" style:family="text">
      <style:text-properties officeooo:rsid="0071e2ff"/>
    </style:style>
    <style:style style:name="T18" style:family="text">
      <style:text-properties officeooo:rsid="0052def0"/>
    </style:style>
    <style:style style:name="T19" style:family="text">
      <style:text-properties style:font-name="Liberation Sans" fo:font-size="14pt" officeooo:rsid="003c46d4" style:font-name-asian="Microsoft YaHei" style:font-size-asian="14pt" style:font-name-complex="Mangal" style:font-size-complex="14pt"/>
    </style:style>
    <style:style style:name="T20" style:family="text">
      <style:text-properties style:font-name="Liberation Sans" fo:font-size="14pt" officeooo:rsid="00603e41" style:font-name-asian="Microsoft YaHei" style:font-size-asian="14pt" style:font-name-complex="Mangal" style:font-size-complex="14pt"/>
    </style:style>
    <style:style style:name="T21" style:family="text">
      <style:text-properties style:font-name="Liberation Sans" fo:font-size="14pt" officeooo:rsid="009d6603" style:font-name-asian="Microsoft YaHei" style:font-size-asian="14pt" style:font-name-complex="Mangal" style:font-size-complex="14pt"/>
    </style:style>
    <style:style style:name="T22" style:family="text">
      <style:text-properties style:font-name="Liberation Sans" fo:font-size="16.1000003814697pt" fo:font-style="normal" fo:font-weight="bold" officeooo:rsid="003d8957" style:font-name-asian="Microsoft YaHei" style:font-size-asian="16.1000003814697pt" style:font-style-asian="normal" style:font-weight-asian="bold" style:font-name-complex="Mangal" style:font-size-complex="16.1000003814697pt" style:font-style-complex="normal" style:font-weight-complex="bold"/>
    </style:style>
    <style:style style:name="T23" style:family="text">
      <style:text-properties style:font-name="Liberation Sans" fo:font-size="16.1000003814697pt" fo:font-style="normal" fo:font-weight="bold" officeooo:rsid="003d8957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24" style:family="text">
      <style:text-properties style:font-name="Liberation Sans" fo:font-size="16.1000003814697pt" fo:font-style="normal" fo:font-weight="bold" officeooo:rsid="00919c1c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25" style:family="text">
      <style:text-properties style:font-name="Liberation Sans" fo:font-size="16.1000003814697pt" fo:font-style="normal" fo:font-weight="bold" officeooo:rsid="008a86c3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26" style:family="text">
      <style:text-properties style:font-name="Liberation Sans" fo:font-size="16.1000003814697pt" fo:font-style="normal" fo:font-weight="bold" officeooo:rsid="00934c0b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27" style:family="text">
      <style:text-properties style:font-name="Liberation Sans" fo:font-size="16.1000003814697pt" fo:font-style="normal" fo:font-weight="bold" officeooo:rsid="009f19ea" style:font-name-asian="Microsoft YaHei" style:font-size-asian="12pt" style:font-style-asian="normal" style:font-weight-asian="bold" style:font-name-complex="Mangal" style:font-size-complex="16.1000003814697pt" style:font-style-complex="normal" style:font-weight-complex="bold"/>
    </style:style>
    <style:style style:name="T28" style:family="text">
      <style:text-properties style:font-name="Liberation Sans" fo:font-size="16.1000003814697pt" fo:font-weight="bold" officeooo:rsid="00919c1c" style:font-name-asian="Microsoft YaHei" style:font-size-asian="16.1000003814697pt" style:font-weight-asian="bold" style:font-name-complex="Mangal" style:font-size-complex="16.1000003814697pt" style:font-weight-complex="bold"/>
    </style:style>
    <style:style style:name="T29" style:family="text">
      <style:text-properties style:font-name="Liberation Sans" fo:font-size="16.1000003814697pt" fo:font-weight="bold" officeooo:rsid="009ad14f" style:font-name-asian="Microsoft YaHei" style:font-size-asian="16.1000003814697pt" style:font-weight-asian="bold" style:font-name-complex="Mangal" style:font-size-complex="16.1000003814697pt" style:font-weight-complex="bold"/>
    </style:style>
    <style:style style:name="T30" style:family="text">
      <style:text-properties style:font-name="Liberation Sans" fo:font-size="16.1000003814697pt" fo:font-weight="bold" officeooo:rsid="009f19ea" style:font-name-asian="Microsoft YaHei" style:font-size-asian="16.1000003814697pt" style:font-weight-asian="bold" style:font-name-complex="Mangal" style:font-size-complex="16.1000003814697pt" style:font-weight-complex="bold"/>
    </style:style>
    <style:style style:name="T31" style:family="text">
      <style:text-properties style:font-name="Liberation Sans" fo:font-size="16.1000003814697pt" fo:font-weight="bold" officeooo:rsid="00a7c13e" style:font-name-asian="Microsoft YaHei" style:font-size-asian="16.1000003814697pt" style:font-weight-asian="bold" style:font-name-complex="Mangal" style:font-size-complex="16.1000003814697pt" style:font-weight-complex="bold"/>
    </style:style>
    <style:style style:name="T32" style:family="text">
      <style:text-properties fo:color="#00007f" loext:opacity="100%" style:font-name="Verdana" fo:font-size="10pt" fo:language="en" fo:country="US" fo:font-weight="bold" style:font-size-asian="10pt" style:font-weight-asian="bold" style:font-name-complex="Verdana" style:font-size-complex="10pt" style:font-weight-complex="bold"/>
    </style:style>
    <style:style style:name="T33" style:family="text">
      <style:text-properties fo:color="#00007f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34" style:family="text">
      <style:text-properties fo:color="#00007f" loext:opacity="100%" style:font-name="Verdana" fo:font-size="10pt" fo:language="en" fo:country="US" fo:font-weight="bold" officeooo:rsid="00b27dac" style:font-size-asian="10pt" style:font-weight-asian="bold" style:font-name-complex="Verdana" style:font-size-complex="10pt" style:font-weight-complex="bold"/>
    </style:style>
    <style:style style:name="T35" style:family="text">
      <style:text-properties fo:color="#00007f" loext:opacity="100%" style:font-name="Verdana" fo:font-size="10pt" fo:language="en" fo:country="US" fo:font-weight="bold" officeooo:rsid="003e4cea" fo:background-color="#ffffff" loext:char-shading-value="0" style:font-size-asian="10pt" style:font-weight-asian="bold" style:font-name-complex="Verdana" style:font-size-complex="10pt" style:font-weight-complex="bold"/>
    </style:style>
    <style:style style:name="T36" style:family="text">
      <style:text-properties fo:color="#00007f" loext:opacity="100%" fo:font-weight="bold" officeooo:rsid="003e4cea" style:font-weight-asian="bold" style:font-weight-complex="bold"/>
    </style:style>
    <style:style style:name="T37" style:family="text">
      <style:text-properties fo:color="#00007f" loext:opacity="100%" fo:font-weight="bold" officeooo:rsid="00b70c92" style:font-weight-asian="bold" style:font-weight-complex="bold"/>
    </style:style>
    <style:style style:name="T38" style:family="text">
      <style:text-properties fo:color="#808080" loext:opacity="100%" style:font-name="Verdana" fo:font-size="10pt" fo:language="en" fo:country="US" officeooo:rsid="003e4cea" style:font-size-asian="10pt" style:font-name-complex="Verdana" style:font-size-complex="10pt"/>
    </style:style>
    <style:style style:name="T39" style:family="text">
      <style:text-properties fo:color="#000000" loext:opacity="100%"/>
    </style:style>
    <style:style style:name="T40" style:family="text">
      <style:text-properties fo:color="#000000" loext:opacity="100%" style:font-name="Verdana" fo:font-size="10pt" fo:language="en" fo:country="US" officeooo:rsid="00919c1c" style:font-size-asian="10pt" style:font-name-complex="Verdana" style:font-size-complex="10pt"/>
    </style:style>
    <style:style style:name="T41" style:family="text">
      <style:text-properties fo:color="#000000" loext:opacity="100%" style:font-name="Verdana" fo:font-size="10pt" fo:language="en" fo:country="US" officeooo:rsid="00bc22e7" style:font-size-asian="10pt" style:font-name-complex="Verdana" style:font-size-complex="10pt"/>
    </style:style>
    <style:style style:name="T42" style:family="text">
      <style:text-properties fo:color="#000000" loext:opacity="100%" style:font-name="Verdana" fo:font-size="10pt" fo:language="en" fo:country="US" officeooo:rsid="00b70c92" style:font-size-asian="10pt" style:font-name-complex="Verdana" style:font-size-complex="10pt"/>
    </style:style>
    <style:style style:name="T43" style:family="text">
      <style:text-properties fo:color="#000000" loext:opacity="100%" style:font-name="Verdana" fo:font-size="10pt" fo:language="en" fo:country="US" officeooo:rsid="00b9d390" style:font-size-asian="10pt" style:font-name-complex="Verdana" style:font-size-complex="10pt"/>
    </style:style>
    <style:style style:name="T44" style:family="text">
      <style:text-properties fo:color="#000000" loext:opacity="100%" style:font-name="Verdana" fo:font-size="10pt" fo:language="en" fo:country="US" fo:font-weight="bold" officeooo:rsid="003e4cea" style:font-size-asian="10pt" style:font-weight-asian="bold" style:font-name-complex="Verdana" style:font-size-complex="10pt" style:font-weight-complex="bold"/>
    </style:style>
    <style:style style:name="T45" style:family="text">
      <style:text-properties fo:color="#000000" loext:opacity="100%" style:font-name="Verdana" fo:font-size="10pt" fo:language="en" fo:country="US" fo:font-weight="bold" officeooo:rsid="00919c1c" style:font-size-asian="10pt" style:font-weight-asian="bold" style:font-name-complex="Verdana" style:font-size-complex="10pt" style:font-weight-complex="bold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color="#000000" loext:opacity="100%" fo:font-weight="bold" officeooo:rsid="00a351c8" style:font-weight-asian="bold" style:font-weight-complex="bold"/>
    </style:style>
    <style:style style:name="T48" style:family="text">
      <style:text-properties fo:color="#000000" loext:opacity="100%" fo:font-weight="bold" officeooo:rsid="00a017c5" style:font-weight-asian="bold" style:font-weight-complex="bold"/>
    </style:style>
    <style:style style:name="T49" style:family="text">
      <style:text-properties fo:color="#000000" loext:opacity="100%" fo:font-weight="bold" officeooo:rsid="00b70c92" style:font-weight-asian="bold" style:font-weight-complex="bold"/>
    </style:style>
    <style:style style:name="T50" style:family="text">
      <style:text-properties fo:color="#000000" loext:opacity="100%" fo:font-size="10pt" fo:language="en" fo:country="US" officeooo:rsid="00462497" style:font-size-asian="10pt" style:font-name-complex="Verdana" style:font-size-complex="10pt"/>
    </style:style>
    <style:style style:name="T51" style:family="text">
      <style:text-properties fo:color="#000000" loext:opacity="100%" officeooo:rsid="00b70c92"/>
    </style:style>
    <style:style style:name="T52" style:family="text">
      <style:text-properties fo:color="#000000" loext:opacity="100%" officeooo:rsid="00b70c92" style:font-weight-asian="normal" style:font-weight-complex="normal"/>
    </style:style>
    <style:style style:name="T53" style:family="text">
      <style:text-properties fo:color="#000000" loext:opacity="100%" officeooo:rsid="00be78fb"/>
    </style:style>
    <style:style style:name="T54" style:family="text">
      <style:text-properties fo:color="#000000" loext:opacity="100%" style:font-name="Consolas" fo:font-size="10.5pt" fo:font-weight="bold" fo:background-color="#ffffff" loext:char-shading-value="0" style:font-weight-asian="bold" style:font-weight-complex="bold"/>
    </style:style>
    <style:style style:name="T55" style:family="text">
      <style:text-properties fo:color="#000000" loext:opacity="100%" style:font-name="Consolas" fo:font-size="10.5pt" fo:font-weight="bold" officeooo:rsid="00b70c92" fo:background-color="#ffffff" loext:char-shading-value="0" style:font-weight-asian="bold" style:font-weight-complex="bold"/>
    </style:style>
    <style:style style:name="T56" style:family="text">
      <style:text-properties fo:color="#000000" loext:opacity="100%" style:font-name="Consolas" fo:font-size="10.5pt" fo:font-weight="bold" officeooo:rsid="00b7ec8a" fo:background-color="#ffffff" loext:char-shading-value="0" style:font-weight-asian="bold" style:font-weight-complex="bold"/>
    </style:style>
    <style:style style:name="T57" style:family="text">
      <style:text-properties fo:color="#000000" loext:opacity="100%" style:font-name="Consolas" fo:font-size="10.5pt" fo:background-color="#ffffff" loext:char-shading-value="0"/>
    </style:style>
    <style:style style:name="T58" style:family="text">
      <style:text-properties fo:color="#000000" loext:opacity="100%" style:font-name="Consolas" fo:font-size="10.5pt" officeooo:rsid="00b70c92" fo:background-color="#ffffff" loext:char-shading-value="0"/>
    </style:style>
    <style:style style:name="T59" style:family="text">
      <style:text-properties fo:color="#000000" loext:opacity="100%" style:font-name="Consolas" fo:font-size="10.5pt" officeooo:rsid="00b7ec8a" fo:background-color="#ffffff" loext:char-shading-value="0"/>
    </style:style>
    <style:style style:name="T60" style:family="text">
      <style:text-properties fo:color="#000000" loext:opacity="100%" style:font-name="Consolas1" officeooo:rsid="00baa603" style:font-size-asian="10.5pt" style:font-size-complex="10.5pt"/>
    </style:style>
    <style:style style:name="T61" style:family="text">
      <style:text-properties fo:color="#000000" loext:opacity="100%" fo:font-weight="normal" fo:background-color="#ffffff" loext:char-shading-value="0"/>
    </style:style>
    <style:style style:name="T62" style:family="text">
      <style:text-properties fo:font-variant="normal" fo:text-transform="none" fo:color="#353833" loext:opacity="100%" style:text-line-through-style="none" style:text-line-through-type="none" style:font-name="Liberation Serif" fo:font-size="12pt" fo:letter-spacing="normal" fo:language="en" fo:country="US" fo:font-style="normal" style:text-underline-style="none" fo:font-weight="normal" officeooo:rsid="00abe23e" style:text-blinking="false" style:font-name-asian="Microsoft YaHei" style:font-size-asian="12pt" style:font-style-asian="normal" style:font-weight-asian="normal" style:font-name-complex="Mangal" style:font-size-complex="12pt" style:font-style-complex="normal" style:font-weight-complex="normal"/>
    </style:style>
    <style:style style:name="T63" style:family="text">
      <style:text-properties fo:font-variant="normal" fo:text-transform="none" fo:color="#4c6b87" loext:opacity="100%" style:text-line-through-style="none" style:text-line-through-type="none" style:font-name="Arial" fo:font-size="9pt" fo:letter-spacing="normal" fo:language="en" fo:country="US" fo:font-style="normal" style:text-underline-style="none" fo:font-weight="normal" officeooo:rsid="008dff01" style:text-blinking="false" style:font-size-asian="11pt" style:font-weight-asian="bold" style:font-weight-complex="bold"/>
    </style:style>
    <style:style style:name="T64" style:family="text">
      <style:text-properties officeooo:rsid="003e4cea"/>
    </style:style>
    <style:style style:name="T65" style:family="text">
      <style:text-properties officeooo:rsid="009d6603"/>
    </style:style>
    <style:style style:name="T66" style:family="text">
      <style:text-properties fo:color="#569cd6" loext:opacity="100%"/>
    </style:style>
    <style:style style:name="T67" style:family="text">
      <style:text-properties fo:color="#4ec9b0" loext:opacity="100%"/>
    </style:style>
    <style:style style:name="T68" style:family="text">
      <style:text-properties officeooo:rsid="00a225db"/>
    </style:style>
    <style:style style:name="T69" style:family="text">
      <style:text-properties fo:background-color="#ffff00" loext:char-shading-value="0"/>
    </style:style>
    <style:style style:name="T70" style:family="text">
      <style:text-properties officeooo:rsid="00a323d0" fo:background-color="#ffff00" loext:char-shading-value="0"/>
    </style:style>
    <style:style style:name="T71" style:family="text">
      <style:text-properties officeooo:rsid="00ae5f70" fo:background-color="#ffff00" loext:char-shading-value="0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aaa151"/>
    </style:style>
    <style:style style:name="T74" style:family="text">
      <style:text-properties officeooo:rsid="00abe23e"/>
    </style:style>
    <style:style style:name="T75" style:family="text">
      <style:text-properties officeooo:rsid="00ad8221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style:font-name="Verdana" fo:font-size="10pt" fo:language="en" fo:country="US" officeooo:rsid="00462497" style:font-size-asian="10pt" style:font-name-complex="Verdana" style:font-size-complex="10pt"/>
    </style:style>
    <style:style style:name="T79" style:family="text">
      <style:text-properties style:font-name="Verdana" fo:font-size="10pt" fo:language="en" fo:country="US" officeooo:rsid="00934c0b" style:font-size-asian="10pt" style:font-name-complex="Verdana" style:font-size-complex="10pt"/>
    </style:style>
    <style:style style:name="T80" style:family="text">
      <style:text-properties style:font-name="Verdana" fo:font-size="10pt" fo:language="en" fo:country="US" officeooo:rsid="00af5c1c" style:font-size-asian="10pt" style:font-name-complex="Verdana" style:font-size-complex="10pt"/>
    </style:style>
    <style:style style:name="T81" style:family="text">
      <style:text-properties style:font-weight-asian="bold" style:font-weight-complex="bold"/>
    </style:style>
    <style:style style:name="T82" style:family="text">
      <style:text-properties officeooo:rsid="00b70c92"/>
    </style:style>
    <style:style style:name="T83" style:family="text">
      <style:text-properties officeooo:rsid="00bdf52d"/>
    </style:style>
    <style:style style:name="T84" style:family="text">
      <style:text-properties officeooo:rsid="00baa603"/>
    </style:style>
    <style:style style:name="T85" style:family="text">
      <style:text-properties officeooo:rsid="00b88474"/>
    </style:style>
    <style:style style:name="T86" style:family="text">
      <style:text-properties officeooo:rsid="00bb32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DUT INFORMATIQUE <text:span text:style-name="T17">S</text:span>emestre 1</text:p>
      <text:p text:style-name="P2">IUT de Blagnac</text:p>
      <text:p text:style-name="P2"><text:span text:style-name="T18">M 1103 </text:span>Structures de données et algorithmes</text:p>
      <text:p text:style-name="P1"><text:span text:style-name="T11">Cont</text:span><text:span text:style-name="T12">r</text:span><text:span text:style-name="T11">ôle </text:span><text:span text:style-name="T15">2</text:span><text:span text:style-name="T13"> : </text:span><text:span text:style-name="T16">13 </text:span><text:span text:style-name="T14">janvier</text:span><text:span text:style-name="T13"> 202</text:span><text:span text:style-name="T14">1 <text:s/></text:span></text:p>
      <text:p text:style-name="P1"/>
      <text:p text:style-name="P3"><text:span text:style-name="T19">Partie </text:span><text:span text:style-name="T21">2</text:span><text:span text:style-name="T19"> distanciel </text:span><text:span text:style-name="T1">: </text:span><text:span text:style-name="T3">45</text:span><text:span text:style-name="T20"> </text:span><text:span text:style-name="T2">mn</text:span><text:span text:style-name="T1"> – Le barème est donné à titre indicatif.</text:span></text:p>
      <text:p text:style-name="P21"/>
      <text:h text:style-name="P36" text:outline-level="1">Jeu mode tricher</text:h>
      <text:p text:style-name="P25">On veut maintenant pouvoir tricher. <text:span text:style-name="T75">P</text:span>our cela, on <text:span text:style-name="T75">veut </text:span>pouvoir annuler les derniers mots (coups) joués. <text:span text:style-name="T75">À cette fin,</text:span> dans le programme principal, on va empiler les coups valides (dont la longueur correspond au nombre de lettres du mot à trouver). Si après 5 tentatives, on n’a pas trouvé le mot cherché, on pourra choisir de dépiler un certain nombre de coups joués.</text:p>
      <text:p text:style-name="P26"/>
      <text:h text:style-name="P37" text:outline-level="2"><text:span text:style-name="T22"><text:s/></text:span><text:span text:style-name="T23">L</text:span><text:span text:style-name="T24">e sous-programme tricher </text:span><text:span text:style-name="T23">(</text:span><text:span text:style-name="T27">4</text:span><text:span text:style-name="T25"> </text:span><text:span text:style-name="T23">pt</text:span><text:span text:style-name="T26">s</text:span><text:span text:style-name="T23">)</text:span></text:h>
      <text:p text:style-name="P24">Le sous-programme <text:span text:style-name="T76">tricher </text:span>permet d’annuler les <text:span text:style-name="T77">n</text:span> dernier<text:span text:style-name="T75">s</text:span> coups joués <text:span text:style-name="T75">présents dans </text:span>la pile des coups (pile de chaîne de caractères).</text:p>
      <text:p text:style-name="P23">Proposer un sous-programme <text:span text:style-name="T76">tricher</text:span>. </text:p>
      <text:p text:style-name="P22"><text:span text:style-name="Source_20_Text"><text:span text:style-name="T63"><text:s/></text:span></text:span></text:p>
      <text:list xml:id="list2310246786" text:style-name="WW8Num1">
        <text:list-header>
          <text:p text:style-name="P56"><text:span text:style-name="T5"><text:s/></text:span><text:span text:style-name="T4"><text:s/></text:span><text:span text:style-name="T10"><text:s/></text:span></text:p>
        </text:list-header>
      </text:list>
      <text:p text:style-name="P4"><text:span text:style-name="T33">public</text:span><text:span text:style-name="T38"> </text:span><text:span text:style-name="T33">class</text:span><text:span text:style-name="T38"> </text:span><text:span text:style-name="T40">ProgrammePile</text:span><text:span text:style-name="T38"> </text:span><text:span text:style-name="T44">{</text:span></text:p>
      <text:p text:style-name="P16"/>
      <text:p text:style-name="P19"><text:span text:style-name="T78">//</text:span><text:span text:style-name="T79">commentaire javadoc </text:span><text:span text:style-name="T80">de tricher</text:span></text:p>
      <text:p text:style-name="P16">/**</text:p>
      <text:p text:style-name="P16">*<text:span text:style-name="T82">Permet d’annuler les derniers coups valdies jouer par l’utilisateur</text:span></text:p>
      <text:p text:style-name="P16"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<text:span text:style-name="T82">@param</text:span></text:a><text:span text:style-name="T82"> p IN/OUT : Pile contenant les coups valides</text:span></text:p>
      <text:p text:style-name="P16"><text:a xlink:type="simple" xlink:href="mailto:*@param" text:style-name="Internet_20_link" text:visited-style-name="Visited_20_Internet_20_Link">*</text:a><text:a xlink:type="simple" xlink:href="mailto:*@param" text:style-name="Internet_20_link" text:visited-style-name="Visited_20_Internet_20_Link"><text:span text:style-name="T82">@param</text:span></text:a><text:span text:style-name="T82"> n IN : Nombre de coups à retirer</text:span></text:p>
      <text:p text:style-name="P63"><text:span text:style-name="T50">/*</text:span></text:p>
      <text:p text:style-name="P20"/>
      <text:p text:style-name="P20"/>
      <text:p text:style-name="P20"/>
      <text:p text:style-name="P20"/>
      <text:p text:style-name="P20"><text:soft-page-break/>//signature et corps du sous-programme <text:span text:style-name="T65">tricher</text:span></text:p>
      <text:p text:style-name="P61"><text:tab/><text:span text:style-name="T35">public static void</text:span> tricher(Pile p, int n)</text:p>
      <text:p text:style-name="P61"><text:tab/>{</text:p>
      <text:p text:style-name="P61"><text:tab/><text:tab/><text:span text:style-name="T35">for </text:span>(int i = 0 ; i &lt; n ; i++)</text:p>
      <text:p text:style-name="P61"><text:tab/><text:tab/>{</text:p>
      <text:p text:style-name="P62"><text:tab/><text:tab/><text:tab/><text:span text:style-name="T35">try</text:span></text:p>
      <text:p text:style-name="P62"><text:tab/><text:tab/><text:tab/>{</text:p>
      <text:p text:style-name="P61"><text:tab/><text:tab/><text:tab/><text:tab/>depiler(p)</text:p>
      <text:p text:style-name="P62"><text:tab/><text:tab/><text:tab/>}</text:p>
      <text:p text:style-name="P62"><text:tab/><text:tab/><text:tab/><text:span text:style-name="T35">catch</text:span>(<text:span text:style-name="T35">Exception</text:span> e) {System.out.println(« [CRASH : » + e + « ] ») ;} ;</text:p>
      <text:p text:style-name="P61"><text:tab/><text:tab/>}</text:p>
      <text:p text:style-name="P61"><text:tab/>}</text:p>
      <text:p text:style-name="P60"/>
      <text:p text:style-name="P6">}</text:p>
      <text:h text:style-name="P38" text:outline-level="2"><text:span text:style-name="T30">Seconde</text:span><text:span text:style-name="T28"> version du jeu dans le main </text:span><text:span text:style-name="T31">avec pile pour tricher </text:span><text:span text:style-name="T29">(</text:span><text:span text:style-name="T30">6</text:span><text:span text:style-name="T29"> pts)</text:span></text:h>
      <text:list xml:id="list2165444837" text:style-name="L1">
        <text:list-item>
          <text:p text:style-name="P41"><text:span text:style-name="T68">O</text:span>n reprend le programme précédent mais si après 5 essais le mot n’est pas trouvé, on va proposer au joueur de tricher.</text:p>
        </text:list-item>
        <text:list-item>
          <text:p text:style-name="P41">On propose d’empiler les coups joués valides (<text:span text:style-name="T73">les mots proposés </text:span>de longueur correcte)</text:p>
        </text:list-item>
        <text:list-item>
          <text:p text:style-name="P42"><text:span text:style-name="T6">Si après 5 essais, le mot n’est pas trouvé </text:span><text:span text:style-name="T7">o</text:span><text:span text:style-name="T6">n va proposer </text:span><text:span text:style-name="T7">au joueur</text:span><text:span text:style-name="T6"> de tricher (annuler des coups jouées). </text:span><text:span text:style-name="T9">D</text:span><text:span text:style-name="T6">ans le cas o</text:span><text:span text:style-name="T9">ù</text:span><text:span text:style-name="T6"> </text:span><text:span text:style-name="T7">il</text:span><text:span text:style-name="T6"> ne souhaite pas tricher, on affiche les coups joués avant de dire perdu </text:span><text:span text:style-name="T8">et d’afficher le solution</text:span><text:span text:style-name="T6">…</text:span></text:p>
          <text:p text:style-name="P57"/>
          <text:p text:style-name="P58">Exemple : tirage au sort du mot à trouver ici plaquiste</text:p>
        </text:list-item>
      </text:list>
      <text:p text:style-name="P34"/>
      <text:p text:style-name="P29"><text:tab/><text:tab/><text:span text:style-name="T69">proposer un mot de 9 lettres</text:span></text:p>
      <text:p text:style-name="P29"><text:tab/><text:tab/>ppppppppp</text:p>
      <text:p text:style-name="P29"><text:tab/><text:tab/><text:span text:style-name="T69">p________</text:span></text:p>
      <text:p text:style-name="P29"><text:tab/><text:tab/><text:span text:style-name="T69">proposer un mot de 9 lettres</text:span></text:p>
      <text:p text:style-name="P29"><text:tab/><text:tab/>plppppppp</text:p>
      <text:p text:style-name="P29"><text:tab/><text:tab/><text:span text:style-name="T69">pl_______</text:span></text:p>
      <text:p text:style-name="P29"><text:tab/><text:tab/><text:span text:style-name="T69">proposer un mot de 9 lettres</text:span></text:p>
      <text:p text:style-name="P29"><text:tab/><text:tab/>plollllll</text:p>
      <text:p text:style-name="P29"><text:tab/><text:tab/><text:span text:style-name="T69">pl_______</text:span></text:p>
      <text:p text:style-name="P29"><text:tab/><text:tab/><text:span text:style-name="T69">proposer un mot de 9 lettres</text:span></text:p>
      <text:p text:style-name="P29"><text:tab/><text:tab/>plaaaaaaa</text:p>
      <text:p text:style-name="P29"><text:tab/><text:tab/><text:span text:style-name="T69">pla______</text:span></text:p>
      <text:p text:style-name="P29"><text:soft-page-break/><text:tab/><text:tab/><text:span text:style-name="T69">proposer un mot de 9 lettres</text:span></text:p>
      <text:p text:style-name="P29"><text:tab/><text:tab/>plaqooooo</text:p>
      <text:p text:style-name="P29"><text:tab/><text:tab/><text:span text:style-name="T69">plaq_____</text:span></text:p>
      <text:p text:style-name="P29"><text:tab/><text:tab/><text:span text:style-name="T69">Pour tricher, tapez 1</text:span></text:p>
      <text:p text:style-name="P29"><text:tab/><text:tab/>1</text:p>
      <text:p text:style-name="P29"><text:tab/><text:tab/><text:span text:style-name="T69">Combien de coups voulez-vous dépiler </text:span><text:span text:style-name="T71">(</text:span><text:span text:style-name="T69">max : 5</text:span><text:span text:style-name="T71">) ?</text:span></text:p>
      <text:p text:style-name="P29"><text:tab/><text:tab/>1</text:p>
      <text:p text:style-name="P29"><text:tab/><text:tab/><text:span text:style-name="T69">proposer un mot de 9 lettres</text:span></text:p>
      <text:p text:style-name="P29"><text:tab/><text:tab/>plaqueeee</text:p>
      <text:p text:style-name="P29"><text:tab/><text:tab/><text:span text:style-name="T69">plaqu___e</text:span></text:p>
      <text:p text:style-name="P31"><text:span text:style-name="T72"><text:tab/><text:tab/></text:span>Pour tricher, tapez 1</text:p>
      <text:p text:style-name="P29"><text:tab/><text:tab/>2</text:p>
      <text:p text:style-name="P29"><text:tab/><text:tab/><text:span text:style-name="T70">les mots proposés sont :</text:span></text:p>
      <text:p text:style-name="P30"><text:span text:style-name="T72"><text:tab/><text:tab/></text:span>|plaqueeee|plaaaaaaa|plollllll|plppppppp|ppppppppp|vide</text:p>
      <text:p text:style-name="P29"><text:tab/><text:tab/><text:span text:style-name="T69">Perdu, </text:span><text:span text:style-name="T70">le mot était plaquiste</text:span></text:p>
      <text:p text:style-name="P32"/>
      <text:p text:style-name="P28"/>
      <text:p text:style-name="P33">en jaune affichage du programme, sans couleur le mot proposé par le joueur.</text:p>
      <text:p text:style-name="P33"/>
      <text:p text:style-name="P33"/>
      <text:p text:style-name="P5"><text:span text:style-name="T33">public</text:span><text:span text:style-name="T38"> </text:span><text:span text:style-name="T33">class</text:span><text:span text:style-name="T38"> </text:span><text:span text:style-name="T40">ProgrammePile</text:span><text:span text:style-name="T38"> </text:span><text:span text:style-name="T44">{</text:span></text:p>
      <text:p text:style-name="P8"/>
      <text:p text:style-name="P8"><text:s/></text:p>
      <text:p text:style-name="P43"><text:span text:style-name="T66"><text:s/></text:span><text:span text:style-name="T32">public </text:span><text:span text:style-name="T34">static void <text:s/></text:span> <text:span text:style-name="T40">main(</text:span><text:span text:style-name="T34">String</text:span><text:span text:style-name="T40">[] args) </text:span></text:p>
      <text:p text:style-name="P43"><text:span text:style-name="T40">{</text:span></text:p>
      <text:p text:style-name="P15"><text:span text:style-name="T67"><text:tab/></text:span><text:span text:style-name="T32">Scanner</text:span> <text:span text:style-name="T40">lecteur</text:span> <text:span text:style-name="T40">= new Scanner(System.in) ;</text:span></text:p>
      <text:p text:style-name="P13"><text:tab/><text:span text:style-name="T32">boolean </text:span><text:span text:style-name="T40">gagne = false ;</text:span></text:p>
      <text:p text:style-name="P13"><text:span text:style-name="T40"><text:tab/></text:span><text:span text:style-name="T32">boolean</text:span><text:span text:style-name="T42"> triche = true;</text:span></text:p>
      <text:p text:style-name="P12"/>
      <text:p text:style-name="P12"><text:tab/><text:span text:style-name="T46">//</text:span><text:span text:style-name="T48">déclarer et créer la Pile</text:span></text:p>
      <text:p text:style-name="P12"><text:tab/><text:span text:style-name="T51">Pile p = new Pile(5) ;</text:span></text:p>
      <text:p text:style-name="P12"><text:tab/><text:span text:style-name="T45">// tirer le mot à chercher au sort</text:span></text:p>
      <text:p text:style-name="P13"><text:span text:style-name="T67"><text:tab/></text:span><text:span text:style-name="T32">String</text:span> <text:span text:style-name="T40">mot = tirage(new Dico()) ;</text:span></text:p>
      <text:p text:style-name="P65"><text:span text:style-name="T41"><text:tab/></text:span><text:span text:style-name="T32">int</text:span><text:span text:style-name="T42"> nbCoups = 1;</text:span></text:p>
      <text:p text:style-name="P10"><text:tab/>//jeu</text:p>
      <text:p text:style-name="P47"><text:span text:style-name="T64"><text:tab/></text:span><text:span text:style-name="T33">while</text:span> <text:span text:style-name="T40">(!gagne &amp;&amp; </text:span><text:span text:style-name="T43">nbCoups &lt;= 5</text:span><text:span text:style-name="T40">)</text:span></text:p>
      <text:p text:style-name="P47"><text:span text:style-name="T40"><text:tab/>{</text:span></text:p>
      <text:p text:style-name="P14"><text:span text:style-name="T40"><text:tab/></text:span><text:span text:style-name="T45">//</text:span><text:span text:style-name="T76"> </text:span><text:span text:style-name="T47">compléter</text:span></text:p>
      <text:p text:style-name="P14"><text:span text:style-name="T47"><text:tab/><text:tab/></text:span><text:span text:style-name="T32">if</text:span><text:span text:style-name="T52"> (nbCoups&gt;5)</text:span></text:p>
      <text:p text:style-name="P48"><text:span text:style-name="T39"><text:tab/><text:tab/>{</text:span></text:p>
      <text:p text:style-name="P54"><text:span text:style-name="T58"><text:tab/><text:tab/><text:tab/>System.out.println(« Pour tricher, tapez 1 ») ;</text:span></text:p>
      <text:p text:style-name="P54"><text:span text:style-name="T58"><text:tab/><text:tab/><text:tab/></text:span><text:span text:style-name="T35">int</text:span><text:span text:style-name="T58"> cTriche = lecteur.nextInt() ;</text:span></text:p>
      <text:p text:style-name="P54"><text:span text:style-name="T58"><text:tab/><text:tab/><text:tab/>if (cTriche == 1)</text:span></text:p>
      <text:p text:style-name="P54"><text:span text:style-name="T58"><text:tab/><text:tab/><text:tab/>{</text:span></text:p>
      <text:p text:style-name="P54"><text:span text:style-name="T58"><text:tab/><text:tab/><text:tab/><text:tab/>System.out.println(« Combien de coups voulez vous dépiler ? (max 5) ») ;</text:span></text:p>
      <text:p text:style-name="P54"><text:span text:style-name="T58"><text:tab/><text:tab/><text:tab/><text:tab/>cTriche = lecteur.nextInt() ;</text:span></text:p>
      <text:p text:style-name="P54"><text:span text:style-name="T58"><text:tab/><text:tab/><text:tab/><text:tab/>tricher(p,cTriche) ;</text:span></text:p>
      <text:p text:style-name="P54"><text:soft-page-break/><text:span text:style-name="T58"><text:tab/><text:tab/><text:tab/><text:tab/>nbCoups -= cTriche ;</text:span></text:p>
      <text:p text:style-name="P54"><text:span text:style-name="T58"><text:tab/><text:tab/><text:tab/>}</text:span></text:p>
      <text:p text:style-name="P54"><text:span text:style-name="T58"><text:tab/><text:tab/><text:tab/></text:span><text:span text:style-name="T35">else</text:span></text:p>
      <text:p text:style-name="P55"><text:span text:style-name="T57"><text:tab/><text:tab/><text:tab/>{</text:span></text:p>
      <text:p text:style-name="P55"><text:span text:style-name="T57"><text:tab/><text:tab/><text:tab/><text:tab/>triche = false ;</text:span></text:p>
      <text:p text:style-name="P55"><text:span text:style-name="T57"><text:tab/><text:tab/><text:tab/><text:tab/></text:span><text:span text:style-name="T59">System.out.println(« Les mots proposer sont : ») ;</text:span></text:p>
      <text:p text:style-name="P55"><text:span text:style-name="T57"><text:tab/><text:tab/><text:tab/><text:tab/></text:span><text:span text:style-name="T59">System.out.println(toString(p)) ;</text:span></text:p>
      <text:p text:style-name="P55"><text:span text:style-name="T59"><text:tab/><text:tab/><text:tab/><text:tab/>System.out.println(« Perdu ! Le mot était : » + mot) ;</text:span></text:p>
      <text:p text:style-name="P55"><text:span text:style-name="T57"><text:tab/><text:tab/><text:tab/>}</text:span></text:p>
      <text:p text:style-name="P48"><text:span text:style-name="T39"><text:tab/><text:tab/>}</text:span></text:p>
      <text:p text:style-name="P48"><text:span text:style-name="T39"/></text:p>
      <text:p text:style-name="P14"><text:span text:style-name="T47"><text:tab/><text:tab/></text:span><text:span text:style-name="T52">System.out.println(« Proposez un mot de » + mot.length() + « lettres ») ;</text:span></text:p>
      <text:p text:style-name="P13"><text:tab/><text:tab/><text:span text:style-name="T32">String</text:span><text:span text:style-name="T51"> prop = lecteur.nextLine ;</text:span></text:p>
      <text:p text:style-name="P46"><text:span text:style-name="T51"><text:tab/><text:tab/></text:span><text:span text:style-name="T32">if</text:span><text:span text:style-name="T60"> (prop == reponse)</text:span></text:p>
      <text:p text:style-name="P66"><text:tab/><text:tab/>{</text:p>
      <text:p text:style-name="P66"><text:tab/><text:tab/><text:tab/>System.out.println(« Gagné en » + nbCoup + « coups ») ;</text:p>
      <text:p text:style-name="P67"><text:span text:style-name="T84"><text:tab/><text:tab/><text:tab/>g</text:span><text:span text:style-name="T82">agne</text:span><text:span text:style-name="T83"> = </text:span><text:span text:style-name="T82">true</text:span><text:span text:style-name="T83">;</text:span></text:p>
      <text:p text:style-name="P66"><text:tab/><text:tab/>}</text:p>
      <text:p text:style-name="P66"><text:tab/><text:tab/><text:span text:style-name="T35">else</text:span></text:p>
      <text:p text:style-name="P66"><text:tab/><text:tab/>{</text:p>
      <text:p text:style-name="P66"><text:tab/><text:tab/><text:tab/><text:span text:style-name="T35">try</text:span></text:p>
      <text:p text:style-name="P66"><text:tab/><text:tab/><text:tab/>{</text:p>
      <text:p text:style-name="P66"><text:tab/><text:tab/><text:tab/><text:tab/>System.out.println(calculeRes(prop,reponse)) ;</text:p>
      <text:p text:style-name="P68"><text:tab/><text:tab/><text:tab/><text:tab/>empiler(p,prop) ;</text:p>
      <text:p text:style-name="P66"><text:tab/><text:tab/><text:tab/>}</text:p>
      <text:p text:style-name="P66"><text:tab/><text:tab/><text:tab/><text:span text:style-name="T35">catch</text:span> (<text:span text:style-name="T35">Exception</text:span> e) {System.out.println(« [CRASH : » + e + « ] ») ;} ;</text:p>
      <text:p text:style-name="P66"><text:tab/><text:tab/>}</text:p>
      <text:p text:style-name="P49"><text:span text:style-name="T51"><text:tab/><text:tab/>n</text:span><text:span text:style-name="T53">bCoup</text:span><text:span text:style-name="T51">s</text:span><text:span text:style-name="T53">++ ;</text:span></text:p>
      <text:p text:style-name="P52"><text:s text:c="6"/><text:tab/>}</text:p>
      <text:p text:style-name="P53"><text:tab/>}</text:p>
      <text:p text:style-name="P11"/>
      <text:p text:style-name="P9"><text:s text:c="2"/>}</text:p>
      <text:p text:style-name="P7">}</text:p>
      <text:h text:style-name="P39" text:outline-level="2"><text:span text:style-name="Source_20_Text"/></text:h>
      <text:h text:style-name="P40" text:outline-level="2"><text:span text:style-name="Source_20_Text"><text:span text:style-name="T74">Bonus (1pt)</text:span></text:span></text:h>
      <text:p text:style-name="P27"><text:span text:style-name="Source_20_Text"><text:span text:style-name="T62">On veut sauver une partie dans un fichier pour pouvoir la recharger ultérieurement. Que doit-on sauver ?</text:span></text:span></text:p>
      <text:p text:style-name="P17">Répondre ici</text:p>
      <text:p text:style-name="P18">N<text:span text:style-name="T85">ous devons sauvegarder la </text:span><text:span text:style-name="T86">mot rechercher</text:span><text:span text:style-name="T85">, la pile des coups valides et le nombre de coups.</text:span></text:p>
      <text:p text:style-name="P18"><text:soft-page-break/><text:span text:style-name="Source_20_Text"><text:span text:style-name="T62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, Helvetica, sans-serif"/>
    <style:font-face style:name="Consolas" svg:font-family="Consolas, 'Courier New', monospace"/>
    <style:font-face style:name="Mangal1" svg:font-family="Mangal"/>
    <style:font-face style:name="Courier New" svg:font-family="'Courier New'" style:font-family-generic="modern"/>
    <style:font-face style:name="Consolas1" svg:font-family="Consolas, 'Courier New', monospace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1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Sender" style:family="paragraph" style:parent-style-name="Standard" style:class="extra">
      <style:paragraph-properties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formaté_20_HTML" style:display-name="Préformaté HTML" style:family="paragraph" style:parent-style-name="Standard">
      <style:paragraph-properties fo:orphans="2" fo:widows="2"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letter-kerning="true" style:font-name-asian="Times New Roman" style:font-family-asian="'Times New Roman'" style:font-family-generic-asian="roman" style:font-pitch-asian="variable" style:font-size-asian="10pt" style:font-name-complex="Courier New" style:font-family-complex="'Courier New'" style:font-family-generic-complex="modern" style:font-size-complex="10pt" style:language-complex="ar" style:country-complex="SA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WW8Num8z0" style:family="text">
      <style:text-properties fo:font-size="14pt" fo:language="en" fo:country="US" fo:font-style="normal" style:font-size-asian="14pt" style:font-style-asian="normal" style:font-size-complex="14pt" style:font-style-complex="normal"/>
    </style:style>
    <style:style style:name="WW8Num1z0" style:family="text">
      <style:text-properties fo:font-size="10pt" style:font-size-asian="10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Police_20_par_20_défaut" style:display-name="Police par défaut" style:family="text"/>
    <style:style style:name="kn" style:family="text" style:parent-style-name="Police_20_par_20_défaut"/>
    <style:style style:name="nn" style:family="text" style:parent-style-name="Police_20_par_20_défaut"/>
    <style:style style:name="o" style:family="text" style:parent-style-name="Police_20_par_20_défaut"/>
    <style:style style:name="kd" style:family="text" style:parent-style-name="Police_20_par_20_défaut"/>
    <style:style style:name="nc" style:family="text" style:parent-style-name="Police_20_par_20_défaut"/>
    <style:style style:name="kt" style:family="text" style:parent-style-name="Police_20_par_20_défaut"/>
    <style:style style:name="nf" style:family="text" style:parent-style-name="Police_20_par_20_défaut"/>
    <style:style style:name="n" style:family="text" style:parent-style-name="Police_20_par_20_défaut"/>
    <style:style style:name="na" style:family="text" style:parent-style-name="Police_20_par_20_défaut"/>
    <style:style style:name="s" style:family="text" style:parent-style-name="Police_20_par_20_défaut"/>
    <style:style style:name="mf" style:family="text" style:parent-style-name="Police_20_par_20_défau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8">
      <text:list-level-style-number text:level="1" text:style-name="WW8Num8z0" style:num-format="1" text:start-value="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text:style-name="WW8Num8z0" style:num-format="1" text:display-levels="2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3" text:style-name="WW8Num8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8z0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text:style-name="WW8Num8z0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text:style-name="WW8Num8z0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text:style-name="WW8Num8z0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text:style-name="WW8Num8z0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text:style-name="WW8Num8z0" style:num-format="1" text:display-levels="9">
        <style:list-level-properties text:list-level-position-and-space-mode="label-alignment">
          <style:list-level-label-alignment text:label-followed-by="listtab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4-11-28T09:55:37.270000000</meta:creation-date>
    <dc:date>2021-01-13T10:35:05.253000000</dc:date>
    <meta:editing-duration>PT10H49M34S</meta:editing-duration>
    <meta:editing-cycles>145</meta:editing-cycles>
    <meta:generator>LibreOffice/7.0.1.2$Windows_X86_64 LibreOffice_project/7cbcfc562f6eb6708b5ff7d7397325de9e764452</meta:generator>
    <meta:print-date>2014-12-16T15:45:30.432000000</meta:print-date>
    <meta:document-statistic meta:table-count="0" meta:image-count="0" meta:object-count="0" meta:page-count="5" meta:paragraph-count="126" meta:word-count="657" meta:character-count="3855" meta:non-whitespace-character-count="3100"/>
  </office:meta>
</office:document-meta>
</file>